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570803021150517407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9473123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5663816505320469986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<text:soft-page-break/>(RBF, sigma = 1): 52,63%</text:p>
            </text:list-item>
            <text:list-item>
              <text:p text:style-name="P7">(RBF, sigma = 31): 76,32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7-31T19:30:35.69</dc:date>
    <meta:editing-duration>P1DT21H16M26S</meta:editing-duration>
    <meta:editing-cycles>30</meta:editing-cycles>
    <meta:generator>OpenOffice/4.1.1$Win32 OpenOffice.org_project/411m6$Build-9775</meta:generator>
    <meta:document-statistic meta:table-count="0" meta:image-count="0" meta:object-count="0" meta:page-count="3" meta:paragraph-count="59" meta:word-count="388" meta:character-count="2346"/>
  </office:meta>
</office:document-meta>
</file>